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92" officeooo:paragraph-rsid="000ffc92"/>
    </style:style>
    <style:style style:name="T1" style:family="text">
      <style:text-properties officeooo:rsid="00100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dhshsuyuyev</text:span>ghjvbnnb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9:59:12.134539563</meta:creation-date>
    <dc:date>2022-03-01T20:01:50.233788081</dc:date>
    <meta:editing-duration>PT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1" meta:non-whitespace-character-count="21"/>
  </office:meta>
</office:document-meta>
</file>